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BD000000FC0CECE4A972C235536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0.082cm, 5.973cm, 50.209cm, 10.72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3.353cm" svg:height="10.2cm" svg:x="0.8cm" svg:y="0.3cm">
          <draw:image xlink:href="Pictures/1000000000000BD000000FC0CECE4A972C23553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01T15:13:40.529094331</dc:date>
    <meta:editing-duration>PT2M51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